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542d8" officeooo:paragraph-rsid="001542d8" style:font-weight-asian="bold" style:font-weight-complex="bold"/>
    </style:style>
    <style:style style:name="P2" style:family="paragraph" style:parent-style-name="Standard">
      <style:paragraph-properties fo:line-height="150%" fo:text-align="start" style:justify-single-word="false"/>
      <style:text-properties fo:font-weight="normal" officeooo:rsid="00194cc8" officeooo:paragraph-rsid="00194cc8" style:font-weight-asian="normal" style:font-weight-complex="normal"/>
    </style:style>
    <style:style style:name="P3" style:family="paragraph" style:parent-style-name="Standard">
      <style:paragraph-properties fo:text-align="center" style:justify-single-word="false"/>
      <style:text-properties fo:font-weight="normal" officeooo:rsid="001542d8" officeooo:paragraph-rsid="001542d8" style:font-weight-asian="normal" style:font-weight-complex="normal"/>
    </style:style>
    <style:style style:name="P4" style:family="paragraph" style:parent-style-name="Standard">
      <style:paragraph-properties fo:text-align="start" style:justify-single-word="false"/>
      <style:text-properties fo:font-weight="normal" officeooo:rsid="001542d8" officeooo:paragraph-rsid="00195eb6" style:font-weight-asian="normal" style:font-weight-complex="normal"/>
    </style:style>
    <style:style style:name="P5" style:family="paragraph" style:parent-style-name="Standard">
      <style:paragraph-properties fo:line-height="150%" fo:text-align="start" style:justify-single-word="false"/>
      <style:text-properties fo:font-weight="normal" officeooo:rsid="00195eb6" officeooo:paragraph-rsid="00195eb6" style:font-weight-asian="normal" style:font-weight-complex="normal"/>
    </style:style>
    <style:style style:name="P6" style:family="paragraph" style:parent-style-name="Standard">
      <style:paragraph-properties fo:line-height="150%" fo:text-align="start" style:justify-single-word="false"/>
      <style:text-properties officeooo:paragraph-rsid="001a8e14"/>
    </style:style>
    <style:style style:name="P7" style:family="paragraph" style:parent-style-name="Standard">
      <style:paragraph-properties fo:text-align="start" style:justify-single-word="false"/>
      <style:text-properties officeooo:paragraph-rsid="001a8e14"/>
    </style:style>
    <style:style style:name="P8" style:family="paragraph" style:parent-style-name="Standard">
      <style:paragraph-properties fo:text-align="center" style:justify-single-word="false"/>
      <style:text-properties officeooo:paragraph-rsid="001a8e14"/>
    </style:style>
    <style:style style:name="T1" style:family="text">
      <style:text-properties officeooo:rsid="00194cc8"/>
    </style:style>
    <style:style style:name="T2" style:family="text">
      <style:text-properties officeooo:rsid="00195eb6"/>
    </style:style>
    <style:style style:name="T3" style:family="text">
      <style:text-properties fo:font-weight="normal" officeooo:rsid="001542d8" style:font-weight-asian="normal" style:font-weight-complex="normal"/>
    </style:style>
    <style:style style:name="T4" style:family="text">
      <style:text-properties fo:font-weight="normal" officeooo:rsid="00194cc8" style:font-weight-asian="normal" style:font-weight-complex="normal"/>
    </style:style>
    <style:style style:name="T5" style:family="text">
      <style:text-properties fo:font-weight="normal" officeooo:rsid="001a8e14" style:font-weight-asian="normal" style:font-weight-complex="normal"/>
    </style:style>
    <style:style style:name="T6" style:family="text">
      <style:text-properties fo:font-weight="normal" officeooo:rsid="00195eb6"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542d8" style:font-weight-asian="bold" style:font-weight-complex="bold"/>
    </style:style>
    <style:style style:name="T9" style:family="text">
      <style:text-properties officeooo:rsid="001a8e1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8">No Silver Bullet – Essence And </text:span><text:span text:style-name="T7">Accidents</text:span><text:span text:style-name="T8"> in Software Engineering</text:span></text:p>
      <text:p text:style-name="P1">Review</text:p>
      <text:p text:style-name="P3"/>
      <text:p text:style-name="P7"><text:bookmark-start text:name="__DdeLink__38_172983089"/><text:span text:style-name="T3">No Silver Bullet – Essence And </text:span>Accidents<text:span text:style-name="T3"> in Software Engineering </text:span><text:span text:style-name="T4">handler om software udvikling og dets vanskeligheder (essentiel og </text:span><text:span text:style-name="T5">utilsigtet</text:span><text:span text:style-name="T4">) og løsningerne på problemerne. </text:span></text:p>
      <text:p text:style-name="P4"/>
      <text:p text:style-name="P4"><text:span text:style-name="T1">Han undersøger arten af programfejl, og egenskaberne af de løsninger som han selv kalder silver bullets. </text:span></text:p>
      <text:p text:style-name="P4"/>
      <text:p text:style-name="P2">Brooks mener, at den sværeste del af software udvikling er de arkitektoniske opgaver som specifik<text:span text:style-name="T2">ation</text:span>, design og test af kon<text:span text:style-name="T2">s</text:span>truktionen.</text:p>
      <text:p text:style-name="P2"/>
      <text:p text:style-name="P5">Vanskelighederne er delt op i essentielle og <text:span text:style-name="T9">utilsigtet</text:span> typer. De essentielle problemer er medfødte <text:s/>til software. En kompleks og præcis abstrakt konstruktion afledt af datasæt, dataelementer, algoritmer og funktioner. De <text:span text:style-name="T9">utilsigtet</text:span> problemer er de problemer der opstår, når en udvikler er i gang med at udvikle softwaren men er ikke medfødte i selve softwaren.</text:p>
      <text:p text:style-name="P5"/>
      <text:p text:style-name="P5">Brooks opstiller de essentielle vanskeligheder som kompleksitet, overenstemmelse, foranderlig og usynlighed. De uvæsentlig problemer er ikke opstillet så klart.</text:p>
      <text:p text:style-name="P5"/>
      <text:p text:style-name="P5">Tre løsninger på <text:span text:style-name="T9">utilsigtet</text:span> <text:s/>problemer bliver diskuteret. Det er høj niveau programmerings sprog, multiprogrammering og forenet udviklings miljøer. Det største gennembrud for produktiviteten, pålideligheden og enkelhed af de tre løsnings forslag er høj niveau sprog. Høj niveau sprog giver stærke fælles konstruktioner til programmøren og reducere et niveau af software kompleksitet.</text:p>
      <text:p text:style-name="P5"/>
      <text:p text:style-name="P6"><text:span text:style-name="T6">I vores projekt </text:span><text:span text:style-name="T5">hvor vi skal udvikle en hjemmeside med et booking system til nogle sommerhuse i </text:span>Venezuela<text:span text:style-name="T5">.</text:span><text:span text:style-name="T6"> </text:span><text:span text:style-name="T5">H</text:span><text:span text:style-name="T6">ar vi også benyttet os af et høj niveau sprog som gør udvikling for vores projekt en del lettere og er med til at optimerer vores program. </text:span><text:span text:style-name="T5">OOSE bogen anbefaler også brug af høj niveau sprog til udvikling, da der er mange tilgængelig pakker der kan hjælpe til udviklingen.</text:span></text:p>
      <text:p text:style-name="P6"><text:span text:style-name="T5"/></text:p>
      <text:p text:style-name="P6"><text:span text:style-name="T5">For at samle vores projekt et sted der gør det let tilgængeligt for os alle og gør det muligt for os at udvikle på dele af programmet er github.</text:span></text:p>
      <text:p text:style-name="P2"><text:bookmark-end text:name="__DdeLink__38_1729830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ppe </meta:initial-creator>
    <meta:creation-date>2015-05-11T11:49:35.259906172</meta:creation-date>
    <dc:date>2015-05-12T09:39:15.935378397</dc:date>
    <dc:creator>Jeppe </dc:creator>
    <meta:editing-duration>PT1H32S</meta:editing-duration>
    <meta:editing-cycles>2</meta:editing-cycles>
    <meta:generator>LibreOffice/4.3.7.2$Linux_X86_64 LibreOffice_project/430m0$Build-2</meta:generator>
    <meta:document-statistic meta:table-count="0" meta:image-count="0" meta:object-count="0" meta:page-count="1" meta:paragraph-count="10" meta:word-count="289" meta:character-count="1914" meta:non-whitespace-character-count="1629"/>
  </office:meta>
</office:document-meta>
</file>